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Noto Sans" svg:font-family="'Noto Sans'" style:font-family-generic="swiss"/>
  </office:font-face-decls>
  <office:automatic-styles>
    <style:style style:name="P1" style:family="paragraph" style:parent-style-name="Footer">
      <style:paragraph-properties fo:text-align="center" style:justify-single-word="false"/>
    </style:style>
    <style:style style:name="P2" style:family="paragraph" style:parent-style-name="Sender" style:master-page-name="First_20_Page">
      <style:paragraph-properties style:page-number="auto"/>
    </style:style>
    <style:style style:name="P3" style:family="paragraph">
      <style:paragraph-properties fo:margin-left="0in" fo:margin-right="0in" fo:margin-top="0in" fo:margin-bottom="0in" fo:line-height="100%" fo:text-align="center" fo:text-indent="0in"/>
    </style:style>
    <style:style style:name="P4" style:family="paragraph">
      <loext:graphic-properties draw:fill="solid" draw:fill-color="#83caff"/>
    </style:style>
    <style:style style:name="T1" style:family="text">
      <style:text-properties fo:font-size="10pt" fo:font-weight="normal" officeooo:rsid="000e487e"/>
    </style:style>
    <style:style style:name="T2" style:family="text">
      <style:text-properties fo:font-variant="normal" fo:text-transform="none" style:use-window-font-color="true" loext:opacity="0%" style:text-outline="false" style:text-line-through-style="none" style:text-line-through-type="none" fo:font-size="15pt" fo:font-style="normal" fo:text-shadow="none" style:text-underline-style="none" fo:font-weight="normal" style:letter-kerning="true" style:text-emphasize="none" style:font-relief="none" style:text-overline-style="none" style:text-overline-color="font-color"/>
    </style:style>
    <style:style style:name="T3" style:family="text">
      <style:text-properties fo:font-variant="normal" fo:text-transform="none" fo:color="#ffffff" loext:opacity="100%" style:text-outline="false" style:text-line-through-style="none" style:text-line-through-type="none" fo:font-size="18pt" fo:font-style="normal" fo:text-shadow="none" style:text-underline-style="none" fo:font-weight="bold" style:letter-kerning="true" style:text-emphasize="none" style:font-relief="none" style:text-overline-style="none" style:text-overline-color="font-color"/>
    </style:style>
    <style:style style:name="gr1" style:family="graphic">
      <style:graphic-properties draw:stroke="solid" svg:stroke-width="0in" svg:stroke-color="#000000" draw:marker-start="" draw:marker-start-width="0.0783in" draw:marker-start-center="false" draw:marker-end="" draw:marker-end-width="0.0783in" draw:marker-end-center="false" draw:fill="solid" draw:fill-color="#83caff" draw:textarea-horizontal-align="center" fo:min-height="1.0516in" fo:padding-top="0.0492in" fo:padding-bottom="0.0492in" fo:padding-left="0.0984in" fo:padding-right="0.0984in" draw:shadow="hidden" draw:shadow-offset-x="0.0783in" draw:shadow-offset-y="0.0783in" draw:shadow-color="#808080" loext:decorative="false"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number:date-style style:name="N41"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text:anchor-type="paragraph" draw:z-index="0" draw:name="Shape1" draw:style-name="gr1" draw:text-style-name="P4" svg:width="0.985in" svg:height="1.1504in" svg:x="5.678in" svg:y="0in"><draw:text-box><text:p text:style-name="P3"><text:span text:style-name="T2">Put your </text:span><text:span text:style-name="T3">LOGO</text:span><text:span text:style-name="T2"> here</text:span></text:p></draw:text-box></draw:frame><text:tab/><text:span text:style-name="T1"><text:placeholder text:placeholder-type="text">&lt;Sender's name&gt;</text:placeholder></text:span><text:span text:style-name="T1"><text:line-break/></text:span><text:tab/><text:placeholder text:placeholder-type="text">&lt;Company Name&gt;</text:placeholder><text:line-break/><text:tab/><text:placeholder text:placeholder-type="text">&lt;address street&gt;</text:placeholder><text:line-break/><text:tab/><text:placeholder text:placeholder-type="text">&lt;address postal code&gt;</text:placeholder><text:placeholder text:placeholder-type="text">&lt;address city&gt;</text:placeholder><text:line-break/><text:tab/><text:placeholder text:placeholder-type="text">&lt;state&gt;</text:placeholder></text:p>
      <text:p text:style-name="Addressee"><text:placeholder text:placeholder-type="text">&lt;Title&gt;</text:placeholder><text:placeholder text:placeholder-type="text">&lt;Recipient's name&gt;</text:placeholder><text:line-break/><text:placeholder text:placeholder-type="text">&lt;address street&gt;</text:placeholder><text:line-break/><text:placeholder text:placeholder-type="text">&lt;address postal code&gt;</text:placeholder><text:placeholder text:placeholder-type="text">&lt;address city&gt;</text:placeholder><text:line-break/><text:placeholder text:placeholder-type="text">&lt;state&gt;</text:placeholder></text:p>
      <text:p text:style-name="Text_20_body"><text:date style:data-style-name="N41" text:date-value="2025-12-09T10:55:23.609898705" text:fixed="true">December 9, 2025</text:date></text:p>
      <text:p text:style-name="Text_20_body">Dear <text:placeholder text:placeholder-type="text">&lt;Title&gt;</text:placeholder><text:placeholder text:placeholder-type="text">&lt;Recipient's name&gt;</text:placeholder>, </text:p>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Text_20_body">Lorem ipsum dolor sit amet, consectetur adipiscing elit, sed do eiusmod tempor incididunt ut labore et dolore magna aliqua. Ut enim ad minim veniam, quis nostrud exercitation ullamco laboris nisi ut aliquip ex ea commodo consequat. </text:p>
      <text:p text:style-name="Text_20_body">We are looking forward to hearing from you soon.</text:p>
      <text:p text:style-name="Text_20_body">Yours sincerely,</text:p>
      <text:p text:style-name="Text_20_body"><text:placeholder text:placeholder-type="text">&lt;Sender's name&gt;</text:placehold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Noto Sans" svg:font-family="'Noto Sans'"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ans" fo:font-size="10pt" fo:language="none" fo:country="none" style:letter-kerning="tru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Noto Sans" fo:font-size="10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20%" fo:text-align="justify" style:justify-single-word="false"/>
    </style:style>
    <style:style style:name="Sender" style:family="paragraph" style:parent-style-name="Standard" style:class="extra">
      <style:paragraph-properties fo:margin-top="0in" fo:margin-bottom="0.3937in" style:contextual-spacing="false">
        <style:tab-stops>
          <style:tab-stop style:position="5.4516in" style:type="right"/>
        </style:tab-stops>
      </style:paragraph-properties>
      <style:text-properties fo:font-size="10pt" officeooo:rsid="000c5d28"/>
    </style:style>
    <style:style style:name="Addressee" style:family="paragraph" style:parent-style-name="Standard" style:class="extra">
      <style:paragraph-properties fo:margin-top="0in" fo:margin-bottom="0.3937in" style:contextual-spacing="false"/>
      <style:text-properties fo:font-size="10pt" officeooo:rsid="000e487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laceholder" style:family="text">
      <style:text-properties fo:font-variant="small-caps" fo:color="#008080" loext:opacity="10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9T10:55:23.609553300</meta:creation-date>
    <meta:editing-duration>P0D</meta:editing-duration>
    <meta:editing-cycles>1</meta:editing-cycles>
    <meta:generator>LibreOffice/24.2.7.2$Linux_AARCH64 LibreOffice_project/420$Build-2</meta:generator>
    <dc:description>Modern business letter with sans-serif font </dc:description>
    <dc:title>Modern business letter sans-serif</dc:title>
    <meta:document-statistic meta:table-count="0" meta:image-count="0" meta:object-count="0" meta:page-count="1" meta:paragraph-count="10" meta:word-count="145" meta:character-count="987" meta:non-whitespace-character-count="845"/>
    <meta:template xlink:type="simple" xlink:actuate="onRequest" xlink:title="Modern business letter sans-serif" xlink:href="../Modern_business_letter_sans_serif.ott" meta:date="2025-12-09T10:55:23.609888500"/>
  </office:meta>
</office:document-meta>
</file>